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6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1834" calcext:value-type="float">
            <text:p><text:s text:c="3"/>71,834</text:p>
          </table:table-cell>
          <table:table-cell table:style-name="ce25" office:value-type="float" office:value="2952" calcext:value-type="float">
            <text:p><text:s text:c="3"/>2,952</text:p>
          </table:table-cell>
          <table:table-cell table:style-name="ce25" office:value-type="float" office:value="6279" calcext:value-type="float">
            <text:p><text:s text:c="3"/>6,279</text:p>
          </table:table-cell>
          <table:table-cell table:style-name="ce25" office:value-type="float" office:value="5506" calcext:value-type="float">
            <text:p><text:s text:c="3"/>5,506</text:p>
          </table:table-cell>
          <table:table-cell table:style-name="ce25" office:value-type="float" office:value="2956" calcext:value-type="float">
            <text:p><text:s text:c="3"/>2,956</text:p>
          </table:table-cell>
          <table:table-cell table:style-name="ce25" office:value-type="float" office:value="2493" calcext:value-type="float">
            <text:p><text:s text:c="3"/>2,493</text:p>
          </table:table-cell>
          <table:table-cell table:style-name="ce25" office:value-type="float" office:value="1488" calcext:value-type="float">
            <text:p><text:s text:c="3"/>1,488</text:p>
          </table:table-cell>
          <table:table-cell table:style-name="ce25" office:value-type="float" office:value="2461" calcext:value-type="float">
            <text:p><text:s text:c="3"/>2,461</text:p>
          </table:table-cell>
          <table:table-cell table:style-name="ce25" office:value-type="float" office:value="6844" calcext:value-type="float">
            <text:p><text:s text:c="3"/>6,844</text:p>
          </table:table-cell>
          <table:table-cell table:style-name="ce25" office:value-type="float" office:value="640" calcext:value-type="float">
            <text:p><text:s text:c="3"/>64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106" calcext:value-type="float">
            <text:p><text:s text:c="3"/>3,106</text:p>
          </table:table-cell>
          <table:table-cell table:style-name="ce25" office:value-type="float" office:value="35557" calcext:value-type="float">
            <text:p><text:s text:c="3"/>35,557</text:p>
          </table:table-cell>
          <table:table-cell table:style-name="ce25" office:value-type="float" office:value="1537" calcext:value-type="float">
            <text:p><text:s text:c="3"/>1,537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5" office:value-type="float" office:value="72977" calcext:value-type="float">
            <text:p><text:s text:c="3"/>72,977</text:p>
          </table:table-cell>
          <table:table-cell table:style-name="ce25" office:value-type="float" office:value="5564" calcext:value-type="float">
            <text:p><text:s text:c="3"/>5,564</text:p>
          </table:table-cell>
          <table:table-cell table:style-name="ce25" office:value-type="float" office:value="6818" calcext:value-type="float">
            <text:p><text:s text:c="3"/>6,818</text:p>
          </table:table-cell>
          <table:table-cell table:style-name="ce25" office:value-type="float" office:value="3989" calcext:value-type="float">
            <text:p><text:s text:c="3"/>3,989</text:p>
          </table:table-cell>
          <table:table-cell table:style-name="ce25" office:value-type="float" office:value="4031" calcext:value-type="float">
            <text:p><text:s text:c="3"/>4,031</text:p>
          </table:table-cell>
          <table:table-cell table:style-name="ce25" office:value-type="float" office:value="3390" calcext:value-type="float">
            <text:p><text:s text:c="3"/>3,390</text:p>
          </table:table-cell>
          <table:table-cell table:style-name="ce25" office:value-type="float" office:value="1749" calcext:value-type="float">
            <text:p><text:s text:c="3"/>1,749</text:p>
          </table:table-cell>
          <table:table-cell table:style-name="ce25" office:value-type="float" office:value="2285" calcext:value-type="float">
            <text:p><text:s text:c="3"/>2,285</text:p>
          </table:table-cell>
          <table:table-cell table:style-name="ce25" office:value-type="float" office:value="6100" calcext:value-type="float">
            <text:p><text:s text:c="3"/>6,100</text:p>
          </table:table-cell>
          <table:table-cell table:style-name="ce25" office:value-type="float" office:value="305" calcext:value-type="float">
            <text:p><text:s text:c="3"/>305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106" calcext:value-type="float">
            <text:p><text:s text:c="3"/>3,106</text:p>
          </table:table-cell>
          <table:table-cell table:style-name="ce25" office:value-type="float" office:value="35557" calcext:value-type="float">
            <text:p><text:s text:c="3"/>35,557</text:p>
          </table:table-cell>
          <table:table-cell table:style-name="ce25" office:value-type="float" office:value="41" calcext:value-type="float">
            <text:p><text:s text:c="3"/>41</text:p>
          </table:table-cell>
          <table:table-cell table:style-name="ce25" office:value-type="float" office:value="42" calcext:value-type="float">
            <text:p><text:s text:c="3"/>42</text:p>
          </table:table-cell>
          <table:table-cell table:style-name="ce29" office:value-type="float" office:value="-1143" calcext:value-type="float">
            <text:p>－1,143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3129" calcext:value-type="float">
            <text:p><text:s text:c="3"/>33,129</text:p>
          </table:table-cell>
          <table:table-cell table:style-name="ce25" office:value-type="float" office:value="1343" calcext:value-type="float">
            <text:p><text:s text:c="3"/>1,343</text:p>
          </table:table-cell>
          <table:table-cell table:style-name="ce25" office:value-type="float" office:value="2938" calcext:value-type="float">
            <text:p><text:s text:c="3"/>2,938</text:p>
          </table:table-cell>
          <table:table-cell table:style-name="ce25" office:value-type="float" office:value="2641" calcext:value-type="float">
            <text:p><text:s text:c="3"/>2,641</text:p>
          </table:table-cell>
          <table:table-cell table:style-name="ce25" office:value-type="float" office:value="1386" calcext:value-type="float">
            <text:p><text:s text:c="3"/>1,386</text:p>
          </table:table-cell>
          <table:table-cell table:style-name="ce25" office:value-type="float" office:value="1134" calcext:value-type="float">
            <text:p><text:s text:c="3"/>1,134</text:p>
          </table:table-cell>
          <table:table-cell table:style-name="ce25" office:value-type="float" office:value="690" calcext:value-type="float">
            <text:p><text:s text:c="3"/>690</text:p>
          </table:table-cell>
          <table:table-cell table:style-name="ce25" office:value-type="float" office:value="1164" calcext:value-type="float">
            <text:p><text:s text:c="3"/>1,164</text:p>
          </table:table-cell>
          <table:table-cell table:style-name="ce25" office:value-type="float" office:value="3174" calcext:value-type="float">
            <text:p><text:s text:c="3"/>3,174</text:p>
          </table:table-cell>
          <table:table-cell table:style-name="ce25" office:value-type="float" office:value="340" calcext:value-type="float">
            <text:p><text:s text:c="3"/>34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447" calcext:value-type="float">
            <text:p><text:s text:c="3"/>1,447</text:p>
          </table:table-cell>
          <table:table-cell table:style-name="ce25" office:value-type="float" office:value="16387" calcext:value-type="float">
            <text:p><text:s text:c="3"/>16,387</text:p>
          </table:table-cell>
          <table:table-cell table:style-name="ce25" office:value-type="float" office:value="479" calcext:value-type="float">
            <text:p><text:s text:c="3"/>479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33664" calcext:value-type="float">
            <text:p><text:s text:c="3"/>33,664</text:p>
          </table:table-cell>
          <table:table-cell table:style-name="ce25" office:value-type="float" office:value="2327" calcext:value-type="float">
            <text:p><text:s text:c="3"/>2,327</text:p>
          </table:table-cell>
          <table:table-cell table:style-name="ce25" office:value-type="float" office:value="3198" calcext:value-type="float">
            <text:p><text:s text:c="3"/>3,198</text:p>
          </table:table-cell>
          <table:table-cell table:style-name="ce25" office:value-type="float" office:value="1823" calcext:value-type="float">
            <text:p><text:s text:c="3"/>1,823</text:p>
          </table:table-cell>
          <table:table-cell table:style-name="ce25" office:value-type="float" office:value="1904" calcext:value-type="float">
            <text:p><text:s text:c="3"/>1,904</text:p>
          </table:table-cell>
          <table:table-cell table:style-name="ce25" office:value-type="float" office:value="1533" calcext:value-type="float">
            <text:p><text:s text:c="3"/>1,533</text:p>
          </table:table-cell>
          <table:table-cell table:style-name="ce25" office:value-type="float" office:value="840" calcext:value-type="float">
            <text:p><text:s text:c="3"/>840</text:p>
          </table:table-cell>
          <table:table-cell table:style-name="ce25" office:value-type="float" office:value="1080" calcext:value-type="float">
            <text:p><text:s text:c="3"/>1,080</text:p>
          </table:table-cell>
          <table:table-cell table:style-name="ce25" office:value-type="float" office:value="2914" calcext:value-type="float">
            <text:p><text:s text:c="3"/>2,914</text:p>
          </table:table-cell>
          <table:table-cell table:style-name="ce25" office:value-type="float" office:value="175" calcext:value-type="float">
            <text:p><text:s text:c="3"/>175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447" calcext:value-type="float">
            <text:p><text:s text:c="3"/>1,447</text:p>
          </table:table-cell>
          <table:table-cell table:style-name="ce25" office:value-type="float" office:value="16387" calcext:value-type="float">
            <text:p><text:s text:c="3"/>16,387</text:p>
          </table:table-cell>
          <table:table-cell table:style-name="ce25" office:value-type="float" office:value="20" calcext:value-type="float">
            <text:p><text:s text:c="3"/>20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43" office:value-type="float" office:value="-535" calcext:value-type="float">
            <text:p>－535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8705" calcext:value-type="float">
            <text:p><text:s text:c="3"/>38,705</text:p>
          </table:table-cell>
          <table:table-cell table:style-name="ce25" office:value-type="float" office:value="1609" calcext:value-type="float">
            <text:p><text:s text:c="3"/>1,609</text:p>
          </table:table-cell>
          <table:table-cell table:style-name="ce25" office:value-type="float" office:value="3341" calcext:value-type="float">
            <text:p><text:s text:c="3"/>3,341</text:p>
          </table:table-cell>
          <table:table-cell table:style-name="ce25" office:value-type="float" office:value="2865" calcext:value-type="float">
            <text:p><text:s text:c="3"/>2,865</text:p>
          </table:table-cell>
          <table:table-cell table:style-name="ce25" office:value-type="float" office:value="1570" calcext:value-type="float">
            <text:p><text:s text:c="3"/>1,570</text:p>
          </table:table-cell>
          <table:table-cell table:style-name="ce25" office:value-type="float" office:value="1359" calcext:value-type="float">
            <text:p><text:s text:c="3"/>1,359</text:p>
          </table:table-cell>
          <table:table-cell table:style-name="ce25" office:value-type="float" office:value="798" calcext:value-type="float">
            <text:p><text:s text:c="3"/>798</text:p>
          </table:table-cell>
          <table:table-cell table:style-name="ce25" office:value-type="float" office:value="1297" calcext:value-type="float">
            <text:p><text:s text:c="3"/>1,297</text:p>
          </table:table-cell>
          <table:table-cell table:style-name="ce25" office:value-type="float" office:value="3670" calcext:value-type="float">
            <text:p><text:s text:c="3"/>3,670</text:p>
          </table:table-cell>
          <table:table-cell table:style-name="ce25" office:value-type="float" office:value="300" calcext:value-type="float">
            <text:p><text:s text:c="3"/>30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59" calcext:value-type="float">
            <text:p><text:s text:c="3"/>1,659</text:p>
          </table:table-cell>
          <table:table-cell table:style-name="ce25" office:value-type="float" office:value="19170" calcext:value-type="float">
            <text:p><text:s text:c="3"/>19,170</text:p>
          </table:table-cell>
          <table:table-cell table:style-name="ce25" office:value-type="float" office:value="1058" calcext:value-type="float">
            <text:p><text:s text:c="3"/>1,058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39313" calcext:value-type="float">
            <text:p><text:s text:c="3"/>39,313</text:p>
          </table:table-cell>
          <table:table-cell table:style-name="ce25" office:value-type="float" office:value="3237" calcext:value-type="float">
            <text:p><text:s text:c="3"/>3,237</text:p>
          </table:table-cell>
          <table:table-cell table:style-name="ce25" office:value-type="float" office:value="3620" calcext:value-type="float">
            <text:p><text:s text:c="3"/>3,620</text:p>
          </table:table-cell>
          <table:table-cell table:style-name="ce25" office:value-type="float" office:value="2166" calcext:value-type="float">
            <text:p><text:s text:c="3"/>2,166</text:p>
          </table:table-cell>
          <table:table-cell table:style-name="ce25" office:value-type="float" office:value="2127" calcext:value-type="float">
            <text:p><text:s text:c="3"/>2,127</text:p>
          </table:table-cell>
          <table:table-cell table:style-name="ce25" office:value-type="float" office:value="1857" calcext:value-type="float">
            <text:p><text:s text:c="3"/>1,857</text:p>
          </table:table-cell>
          <table:table-cell table:style-name="ce25" office:value-type="float" office:value="909" calcext:value-type="float">
            <text:p><text:s text:c="3"/>909</text:p>
          </table:table-cell>
          <table:table-cell table:style-name="ce25" office:value-type="float" office:value="1205" calcext:value-type="float">
            <text:p><text:s text:c="3"/>1,205</text:p>
          </table:table-cell>
          <table:table-cell table:style-name="ce25" office:value-type="float" office:value="3186" calcext:value-type="float">
            <text:p><text:s text:c="3"/>3,186</text:p>
          </table:table-cell>
          <table:table-cell table:style-name="ce25" office:value-type="float" office:value="130" calcext:value-type="float">
            <text:p><text:s text:c="3"/>13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59" calcext:value-type="float">
            <text:p><text:s text:c="3"/>1,659</text:p>
          </table:table-cell>
          <table:table-cell table:style-name="ce25" office:value-type="float" office:value="19170" calcext:value-type="float">
            <text:p><text:s text:c="3"/>19,170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25" office:value-type="float" office:value="26" calcext:value-type="float">
            <text:p><text:s text:c="3"/>26</text:p>
          </table:table-cell>
          <table:table-cell table:style-name="ce44" office:value-type="float" office:value="-608" calcext:value-type="float">
            <text:p>－608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263" calcext:value-type="float">
            <text:p>13,263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61" calcext:value-type="float">
            <text:p>3,461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140" calcext:value-type="float">
            <text:p>1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38" calcext:value-type="float">
            <text:p>5,438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974" calcext:value-type="float">
            <text:p>12,974</text:p>
          </table:table-cell>
          <table:table-cell table:style-name="ce26" office:value-type="float" office:value="1245" calcext:value-type="float">
            <text:p>1,2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23" calcext:value-type="float">
            <text:p>2,323</text:p>
          </table:table-cell>
          <table:table-cell table:style-name="ce26" office:value-type="float" office:value="1614" calcext:value-type="float">
            <text:p>1,614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1394" calcext:value-type="float">
            <text:p>1,394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38" calcext:value-type="float">
            <text:p>5,43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289" calcext:value-type="float">
            <text:p>289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050" calcext:value-type="float">
            <text:p>6,050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27" calcext:value-type="float">
            <text:p>1,627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647" calcext:value-type="float">
            <text:p>647</text:p>
          </table:table-cell>
          <table:table-cell table:style-name="ce27" office:value-type="float" office:value="81" calcext:value-type="float">
            <text:p>8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59" calcext:value-type="float">
            <text:p>2,459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921" calcext:value-type="float">
            <text:p>5,921</text:p>
          </table:table-cell>
          <table:table-cell table:style-name="ce27" office:value-type="float" office:value="518" calcext:value-type="float">
            <text:p>51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66" calcext:value-type="float">
            <text:p>1,066</text:p>
          </table:table-cell>
          <table:table-cell table:style-name="ce27" office:value-type="float" office:value="761" calcext:value-type="float">
            <text:p>761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59" calcext:value-type="float">
            <text:p>2,459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29" calcext:value-type="float">
            <text:p>129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213" calcext:value-type="float">
            <text:p>7,213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53" calcext:value-type="float">
            <text:p>7,053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60" calcext:value-type="float">
            <text:p>160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762" calcext:value-type="float">
            <text:p>8,762</text:p>
          </table:table-cell>
          <table:table-cell table:style-name="ce26" office:value-type="float" office:value="765" calcext:value-type="float">
            <text:p>765</text:p>
          </table:table-cell>
          <table:table-cell table:style-name="ce26" office:value-type="float" office:value="2323" calcext:value-type="float">
            <text:p>2,3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776" calcext:value-type="float">
            <text:p>776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27" calcext:value-type="float">
            <text:p>3,727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763" calcext:value-type="float">
            <text:p>10,763</text:p>
          </table:table-cell>
          <table:table-cell table:style-name="ce26" office:value-type="float" office:value="1506" calcext:value-type="float">
            <text:p>1,506</text:p>
          </table:table-cell>
          <table:table-cell table:style-name="ce26" office:value-type="float" office:value="3461" calcext:value-type="float">
            <text:p>3,4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45" calcext:value-type="float">
            <text:p>645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796" calcext:value-type="float">
            <text:p>796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27" calcext:value-type="float">
            <text:p>3,72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9" calcext:value-type="float">
            <text:p>9</text:p>
          </table:table-cell>
          <table:table-cell table:style-name="ce45" office:value-type="float" office:value="-2001" calcext:value-type="float">
            <text:p><text:s/>－2,001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057" calcext:value-type="float">
            <text:p>4,057</text:p>
          </table:table-cell>
          <table:table-cell table:style-name="ce27" office:value-type="float" office:value="353" calcext:value-type="float">
            <text:p>353</text:p>
          </table:table-cell>
          <table:table-cell table:style-name="ce27" office:value-type="float" office:value="1066" calcext:value-type="float">
            <text:p>1,0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67" calcext:value-type="float">
            <text:p>1,767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42" calcext:value-type="float">
            <text:p>5,042</text:p>
          </table:table-cell>
          <table:table-cell table:style-name="ce27" office:value-type="float" office:value="625" calcext:value-type="float">
            <text:p>625</text:p>
          </table:table-cell>
          <table:table-cell table:style-name="ce27" office:value-type="float" office:value="1627" calcext:value-type="float">
            <text:p>1,6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67" calcext:value-type="float">
            <text:p>1,76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-985" calcext:value-type="float">
            <text:p><text:s/>－985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705" calcext:value-type="float">
            <text:p>4,705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-1016" calcext:value-type="float">
            <text:p><text:s/>－1,016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254" calcext:value-type="float">
            <text:p>8,254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614" calcext:value-type="float">
            <text:p>1,614</text:p>
          </table:table-cell>
          <table:table-cell table:style-name="ce26" office:value-type="float" office:value="645" calcext:value-type="float">
            <text:p>6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102" calcext:value-type="float">
            <text:p>1,102</text:p>
          </table:table-cell>
          <table:table-cell table:style-name="ce26" office:value-type="float" office:value="102" calcext:value-type="float">
            <text:p>10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49" calcext:value-type="float">
            <text:p>3,749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217" calcext:value-type="float">
            <text:p>7,217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49" calcext:value-type="float">
            <text:p>3,74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1037" calcext:value-type="float">
            <text:p>1,037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803" calcext:value-type="float">
            <text:p>3,803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761" calcext:value-type="float">
            <text:p>761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515" calcext:value-type="float">
            <text:p>515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21" calcext:value-type="float">
            <text:p>1,721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336" calcext:value-type="float">
            <text:p>3,336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21" calcext:value-type="float">
            <text:p>1,72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467" calcext:value-type="float">
            <text:p>467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451" calcext:value-type="float">
            <text:p>4,451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881" calcext:value-type="float">
            <text:p>3,881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570" calcext:value-type="float">
            <text:p>570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812" calcext:value-type="float">
            <text:p>9,812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1898" calcext:value-type="float">
            <text:p>1,898</text:p>
          </table:table-cell>
          <table:table-cell table:style-name="ce26" office:value-type="float" office:value="72" calcext:value-type="float">
            <text:p>7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920" calcext:value-type="float">
            <text:p>5,920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008" calcext:value-type="float">
            <text:p>9,008</text:p>
          </table:table-cell>
          <table:table-cell table:style-name="ce26" office:value-type="float" office:value="584" calcext:value-type="float">
            <text:p>584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328" calcext:value-type="float">
            <text:p>1,328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920" calcext:value-type="float">
            <text:p>5,9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804" calcext:value-type="float">
            <text:p>804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42" calcext:value-type="float">
            <text:p>4,442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866" calcext:value-type="float">
            <text:p>866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20" calcext:value-type="float">
            <text:p>2,72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99" calcext:value-type="float">
            <text:p>4,099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608" calcext:value-type="float">
            <text:p>608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20" calcext:value-type="float">
            <text:p>2,72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343" calcext:value-type="float">
            <text:p>343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370" calcext:value-type="float">
            <text:p>5,370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461" calcext:value-type="float">
            <text:p>461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195" calcext:value-type="float">
            <text:p>5,195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598" calcext:value-type="float">
            <text:p>598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41" calcext:value-type="float">
            <text:p>3,241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009" calcext:value-type="float">
            <text:p>5,009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41" calcext:value-type="float">
            <text:p>3,24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186" calcext:value-type="float">
            <text:p>186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429" calcext:value-type="float">
            <text:p>2,429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16" calcext:value-type="float">
            <text:p>1,5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35" calcext:value-type="float">
            <text:p>2,33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16" calcext:value-type="float">
            <text:p>1,51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94" calcext:value-type="float">
            <text:p>9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2" table:style-name="ce28" office:value-type="float" office:value="57" calcext:value-type="float">
            <text:p>57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25" calcext:value-type="float">
            <text:p>1,72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92" calcext:value-type="float">
            <text:p>92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192" calcext:value-type="float">
            <text:p>8,192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74" calcext:value-type="float">
            <text:p>974</text:p>
          </table:table-cell>
          <table:table-cell table:style-name="ce26" office:value-type="float" office:value="77" calcext:value-type="float">
            <text:p>7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93" calcext:value-type="float">
            <text:p>5,493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496" calcext:value-type="float">
            <text:p>8,496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01" calcext:value-type="float">
            <text:p>1,001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93" calcext:value-type="float">
            <text:p>5,49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-304" calcext:value-type="float">
            <text:p><text:s/>－304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25" calcext:value-type="float">
            <text:p>3,725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848" calcext:value-type="float">
            <text:p>3,848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123" calcext:value-type="float">
            <text:p><text:s/>－123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467" calcext:value-type="float">
            <text:p>4,467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48" calcext:value-type="float">
            <text:p>4,648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" calcext:value-type="float">
            <text:p>7</text:p>
          </table:table-cell>
          <table:table-cell table:style-name="ce46" office:value-type="float" office:value="-181" calcext:value-type="float">
            <text:p><text:s/>－181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7764" calcext:value-type="float">
            <text:p><text:s text:c="3"/>17,764</text:p>
          </table:table-cell>
          <table:table-cell table:style-name="ce29" office:value-type="float" office:value="504" calcext:value-type="float">
            <text:p><text:s text:c="3"/>504</text:p>
          </table:table-cell>
          <table:table-cell table:style-name="ce29" office:value-type="float" office:value="1394" calcext:value-type="float">
            <text:p><text:s text:c="3"/>1,394</text:p>
          </table:table-cell>
          <table:table-cell table:style-name="ce29" office:value-type="float" office:value="796" calcext:value-type="float">
            <text:p><text:s text:c="3"/>796</text:p>
          </table:table-cell>
          <table:table-cell table:style-name="ce29" office:value-type="float" office:value="988" calcext:value-type="float">
            <text:p><text:s text:c="3"/>988</text:p>
          </table:table-cell>
          <table:table-cell table:style-name="ce29" office:value-type="float" office:value="1328" calcext:value-type="float">
            <text:p><text:s text:c="3"/>1,328</text:p>
          </table:table-cell>
          <table:table-cell table:style-name="ce29" office:value-type="float" office:value="456" calcext:value-type="float">
            <text:p><text:s text:c="3"/>456</text:p>
          </table:table-cell>
          <table:table-cell table:style-name="ce29" office:value-type="float" office:value="1001" calcext:value-type="float">
            <text:p><text:s text:c="3"/>1,00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37" calcext:value-type="float">
            <text:p><text:s text:c="3"/>13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104" calcext:value-type="float">
            <text:p><text:s text:c="3"/>3,104</text:p>
          </table:table-cell>
          <table:table-cell table:style-name="ce29" office:value-type="float" office:value="7735" calcext:value-type="float">
            <text:p><text:s text:c="3"/>7,735</text:p>
          </table:table-cell>
          <table:table-cell table:style-name="ce29" office:value-type="float" office:value="315" calcext:value-type="float">
            <text:p><text:s text:c="3"/>315</text:p>
          </table:table-cell>
          <table:table-cell table:style-name="ce29" office:value-type="float" office:value="6" calcext:value-type="float">
            <text:p><text:s text:c="3"/>6</text:p>
          </table:table-cell>
          <table:table-cell table:style-name="ce29" office:value-type="float" office:value="18592" calcext:value-type="float">
            <text:p><text:s text:c="3"/>18,592</text:p>
          </table:table-cell>
          <table:table-cell table:style-name="ce29" office:value-type="float" office:value="901" calcext:value-type="float">
            <text:p><text:s text:c="3"/>901</text:p>
          </table:table-cell>
          <table:table-cell table:style-name="ce29" office:value-type="float" office:value="1419" calcext:value-type="float">
            <text:p><text:s text:c="3"/>1,419</text:p>
          </table:table-cell>
          <table:table-cell table:style-name="ce29" office:value-type="float" office:value="776" calcext:value-type="float">
            <text:p><text:s text:c="3"/>776</text:p>
          </table:table-cell>
          <table:table-cell table:style-name="ce29" office:value-type="float" office:value="1102" calcext:value-type="float">
            <text:p><text:s text:c="3"/>1,102</text:p>
          </table:table-cell>
          <table:table-cell table:style-name="ce29" office:value-type="float" office:value="1898" calcext:value-type="float">
            <text:p><text:s text:c="3"/>1,898</text:p>
          </table:table-cell>
          <table:table-cell table:style-name="ce29" office:value-type="float" office:value="598" calcext:value-type="float">
            <text:p><text:s text:c="3"/>598</text:p>
          </table:table-cell>
          <table:table-cell table:style-name="ce29" office:value-type="float" office:value="974" calcext:value-type="float">
            <text:p><text:s text:c="3"/>97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77" calcext:value-type="float">
            <text:p><text:s text:c="3"/>7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104" calcext:value-type="float">
            <text:p><text:s text:c="3"/>3,104</text:p>
          </table:table-cell>
          <table:table-cell table:style-name="ce29" office:value-type="float" office:value="7735" calcext:value-type="float">
            <text:p><text:s text:c="3"/>7,735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-828" calcext:value-type="float">
            <text:p><text:s/>－828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8302" calcext:value-type="float">
            <text:p><text:s text:c="3"/>8,302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680" calcext:value-type="float">
            <text:p><text:s text:c="3"/>680</text:p>
          </table:table-cell>
          <table:table-cell table:style-name="ce30" office:value-type="float" office:value="407" calcext:value-type="float">
            <text:p><text:s text:c="3"/>407</text:p>
          </table:table-cell>
          <table:table-cell table:style-name="ce30" office:value-type="float" office:value="468" calcext:value-type="float">
            <text:p><text:s text:c="3"/>468</text:p>
          </table:table-cell>
          <table:table-cell table:style-name="ce30" office:value-type="float" office:value="608" calcext:value-type="float">
            <text:p><text:s text:c="3"/>608</text:p>
          </table:table-cell>
          <table:table-cell table:style-name="ce30" office:value-type="float" office:value="199" calcext:value-type="float">
            <text:p><text:s text:c="3"/>199</text:p>
          </table:table-cell>
          <table:table-cell table:style-name="ce30" office:value-type="float" office:value="479" calcext:value-type="float">
            <text:p><text:s text:c="3"/>47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3" calcext:value-type="float">
            <text:p><text:s text:c="3"/>7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47" calcext:value-type="float">
            <text:p><text:s text:c="3"/>1,447</text:p>
          </table:table-cell>
          <table:table-cell table:style-name="ce30" office:value-type="float" office:value="3604" calcext:value-type="float">
            <text:p><text:s text:c="3"/>3,604</text:p>
          </table:table-cell>
          <table:table-cell table:style-name="ce30" office:value-type="float" office:value="78" calcext:value-type="float">
            <text:p><text:s text:c="3"/>78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30" office:value-type="float" office:value="8602" calcext:value-type="float">
            <text:p><text:s text:c="3"/>8,602</text:p>
          </table:table-cell>
          <table:table-cell table:style-name="ce30" office:value-type="float" office:value="373" calcext:value-type="float">
            <text:p><text:s text:c="3"/>373</text:p>
          </table:table-cell>
          <table:table-cell table:style-name="ce30" office:value-type="float" office:value="647" calcext:value-type="float">
            <text:p><text:s text:c="3"/>647</text:p>
          </table:table-cell>
          <table:table-cell table:style-name="ce30" office:value-type="float" office:value="354" calcext:value-type="float">
            <text:p><text:s text:c="3"/>354</text:p>
          </table:table-cell>
          <table:table-cell table:style-name="ce30" office:value-type="float" office:value="515" calcext:value-type="float">
            <text:p><text:s text:c="3"/>515</text:p>
          </table:table-cell>
          <table:table-cell table:style-name="ce30" office:value-type="float" office:value="866" calcext:value-type="float">
            <text:p><text:s text:c="3"/>86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465" calcext:value-type="float">
            <text:p><text:s text:c="3"/>46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6" calcext:value-type="float">
            <text:p><text:s text:c="3"/>4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47" calcext:value-type="float">
            <text:p><text:s text:c="3"/>1,447</text:p>
          </table:table-cell>
          <table:table-cell table:style-name="ce30" office:value-type="float" office:value="3604" calcext:value-type="float">
            <text:p><text:s text:c="3"/>3,604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300" calcext:value-type="float">
            <text:p><text:s/>－300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462" calcext:value-type="float">
            <text:p><text:s text:c="3"/>9,462</text:p>
          </table:table-cell>
          <table:table-cell table:style-name="ce31" office:value-type="float" office:value="248" calcext:value-type="float">
            <text:p><text:s text:c="3"/>248</text:p>
          </table:table-cell>
          <table:table-cell table:style-name="ce31" office:value-type="float" office:value="714" calcext:value-type="float">
            <text:p><text:s text:c="3"/>714</text:p>
          </table:table-cell>
          <table:table-cell table:style-name="ce31" office:value-type="float" office:value="389" calcext:value-type="float">
            <text:p><text:s text:c="3"/>389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31" office:value-type="float" office:value="720" calcext:value-type="float">
            <text:p><text:s text:c="3"/>720</text:p>
          </table:table-cell>
          <table:table-cell table:style-name="ce31" office:value-type="float" office:value="257" calcext:value-type="float">
            <text:p><text:s text:c="3"/>257</text:p>
          </table:table-cell>
          <table:table-cell table:style-name="ce31" office:value-type="float" office:value="522" calcext:value-type="float">
            <text:p><text:s text:c="3"/>52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64" calcext:value-type="float">
            <text:p><text:s text:c="3"/>6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57" calcext:value-type="float">
            <text:p><text:s text:c="3"/>1,657</text:p>
          </table:table-cell>
          <table:table-cell table:style-name="ce31" office:value-type="float" office:value="4131" calcext:value-type="float">
            <text:p><text:s text:c="3"/>4,131</text:p>
          </table:table-cell>
          <table:table-cell table:style-name="ce31" office:value-type="float" office:value="237" calcext:value-type="float">
            <text:p><text:s text:c="3"/>237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9990" calcext:value-type="float">
            <text:p><text:s text:c="3"/>9,990</text:p>
          </table:table-cell>
          <table:table-cell table:style-name="ce31" office:value-type="float" office:value="528" calcext:value-type="float">
            <text:p><text:s text:c="3"/>528</text:p>
          </table:table-cell>
          <table:table-cell table:style-name="ce31" office:value-type="float" office:value="772" calcext:value-type="float">
            <text:p><text:s text:c="3"/>772</text:p>
          </table:table-cell>
          <table:table-cell table:style-name="ce31" office:value-type="float" office:value="422" calcext:value-type="float">
            <text:p><text:s text:c="3"/>422</text:p>
          </table:table-cell>
          <table:table-cell table:style-name="ce31" office:value-type="float" office:value="587" calcext:value-type="float">
            <text:p><text:s text:c="3"/>587</text:p>
          </table:table-cell>
          <table:table-cell table:style-name="ce31" office:value-type="float" office:value="1032" calcext:value-type="float">
            <text:p><text:s text:c="3"/>1,032</text:p>
          </table:table-cell>
          <table:table-cell table:style-name="ce31" office:value-type="float" office:value="317" calcext:value-type="float">
            <text:p><text:s text:c="3"/>317</text:p>
          </table:table-cell>
          <table:table-cell table:style-name="ce31" office:value-type="float" office:value="509" calcext:value-type="float">
            <text:p><text:s text:c="3"/>50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57" calcext:value-type="float">
            <text:p><text:s text:c="3"/>1,657</text:p>
          </table:table-cell>
          <table:table-cell table:style-name="ce31" office:value-type="float" office:value="4131" calcext:value-type="float">
            <text:p><text:s text:c="3"/>4,131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528" calcext:value-type="float">
            <text:p><text:s/>－528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75" calcext:value-type="float">
            <text:p>1,57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86" calcext:value-type="float">
            <text:p>1,58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1" calcext:value-type="float">
            <text:p><text:s/>－11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84" calcext:value-type="float">
            <text:p>48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86" calcext:value-type="float">
            <text:p>1,68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71" calcext:value-type="float">
            <text:p>1,47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15" calcext:value-type="float">
            <text:p>215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277" calcext:value-type="float">
            <text:p>27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32" calcext:value-type="float">
            <text:p>132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83" calcext:value-type="float">
            <text:p>83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37" calcext:value-type="float">
            <text:p>1,33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3" calcext:value-type="float">
            <text:p>1,25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509" calcext:value-type="float">
            <text:p>50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4" calcext:value-type="float">
            <text:p>84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240" calcext:value-type="float">
            <text:p>24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1" calcext:value-type="float">
            <text:p>51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269" calcext:value-type="float">
            <text:p>26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3" calcext:value-type="float">
            <text:p>33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27" calcext:value-type="float">
            <text:p>2,42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338" calcext:value-type="float">
            <text:p>1,3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18" calcext:value-type="float">
            <text:p>2,818</text:p>
          </table:table-cell>
          <table:table-cell table:number-columns-repeated="2" table:style-name="ce32" office:value-type="float" office:value="126" calcext:value-type="float">
            <text:p>12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1338" calcext:value-type="float">
            <text:p>1,33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91" calcext:value-type="float">
            <text:p><text:s/>－391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624" calcext:value-type="float">
            <text:p>62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67" calcext:value-type="float">
            <text:p><text:s/>－167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14" calcext:value-type="float">
            <text:p>1,31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2" table:style-name="ce34" office:value-type="float" office:value="32" calcext:value-type="float">
            <text:p>32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38" calcext:value-type="float">
            <text:p>1,538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714" calcext:value-type="float">
            <text:p>71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24" calcext:value-type="float">
            <text:p><text:s/>－224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88" calcext:value-type="float">
            <text:p><text:s/>－188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17" calcext:value-type="float">
            <text:p><text:s/>－117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91" calcext:value-type="float">
            <text:p>19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49" calcext:value-type="float">
            <text:p>1,34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71" calcext:value-type="float">
            <text:p>1,57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539" calcext:value-type="float">
            <text:p>53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22" calcext:value-type="float">
            <text:p><text:s/>－222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34" calcext:value-type="float">
            <text:p>23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2" calcext:value-type="float">
            <text:p><text:s/>－72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305" calcext:value-type="float">
            <text:p>30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50" calcext:value-type="float">
            <text:p><text:s/>－150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59" calcext:value-type="float">
            <text:p>1,15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65" calcext:value-type="float">
            <text:p>1,16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55" calcext:value-type="float">
            <text:p>35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" calcext:value-type="float">
            <text:p><text:s/>－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44" calcext:value-type="float">
            <text:p>14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0" calcext:value-type="float">
            <text:p>2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1" calcext:value-type="float">
            <text:p>21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6" calcext:value-type="float">
            <text:p><text:s/>－2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68" calcext:value-type="float">
            <text:p>1,86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00" calcext:value-type="float">
            <text:p>1,90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32" calcext:value-type="float">
            <text:p><text:s/>－32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63" calcext:value-type="float">
            <text:p>46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5" calcext:value-type="float">
            <text:p><text:s/>－1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31" calcext:value-type="float">
            <text:p>23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9" calcext:value-type="float">
            <text:p><text:s/>－89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08" calcext:value-type="float">
            <text:p>10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08" calcext:value-type="float">
            <text:p>10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2" calcext:value-type="float">
            <text:p><text:s/>－4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23" calcext:value-type="float">
            <text:p>12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7" calcext:value-type="float">
            <text:p><text:s/>－47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94" calcext:value-type="float">
            <text:p>99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" calcext:value-type="float">
            <text:p>2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50" calcext:value-type="float">
            <text:p>25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3" calcext:value-type="float">
            <text:p><text:s/>－9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9" calcext:value-type="float">
            <text:p><text:s/>－6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06" calcext:value-type="float">
            <text:p>1,40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46" calcext:value-type="float">
            <text:p><text:s/>－4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17" calcext:value-type="float">
            <text:p>3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47" calcext:value-type="float">
            <text:p><text:s/>－47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86" calcext:value-type="float">
            <text:p>1,38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34" calcext:value-type="float">
            <text:p><text:s/>－3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2" table:style-name="ce33" office:value-type="float" office:value="30" calcext:value-type="float">
            <text:p>30</text:p>
          </table:table-cell>
          <table:table-cell table:number-columns-repeated="2" table:style-name="ce33" office:value-type="float" office:value="32" calcext:value-type="float">
            <text:p>3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1" calcext:value-type="float">
            <text:p>1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9" calcext:value-type="float">
            <text:p>59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45" calcext:value-type="float">
            <text:p><text:s/>－4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06" calcext:value-type="float">
            <text:p>20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7" calcext:value-type="float">
            <text:p><text:s/>－17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01" calcext:value-type="float">
            <text:p>10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2" calcext:value-type="float">
            <text:p><text:s/>－3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05" calcext:value-type="float">
            <text:p>10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77" calcext:value-type="float">
            <text:p>7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18" calcext:value-type="float">
            <text:p>91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137" calcext:value-type="float">
            <text:p>1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54" calcext:value-type="float">
            <text:p>25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326" calcext:value-type="float">
            <text:p><text:s/>－326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130" calcext:value-type="float">
            <text:p>1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160" calcext:value-type="float">
            <text:p><text:s/>－16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4" calcext:value-type="float">
            <text:p>1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166" calcext:value-type="float">
            <text:p><text:s/>－16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20" calcext:value-type="float">
            <text:p>1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7" calcext:value-type="float">
            <text:p>24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12" calcext:value-type="float">
            <text:p><text:s/>－312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23" calcext:value-type="float">
            <text:p>12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61" calcext:value-type="float">
            <text:p><text:s/>－16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8" calcext:value-type="float">
            <text:p>5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4" calcext:value-type="float">
            <text:p>12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51" calcext:value-type="float">
            <text:p><text:s/>－151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4" calcext:value-type="float">
            <text:p><text:s/>－1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48" office:value-type="float" office:value="-15" calcext:value-type="float">
            <text:p><text:s/>－15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